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style:vertical-align="middle"/>
      <style:text-properties fo:color="#000000"/>
    </style:style>
    <style:style style:name="ce166" style:family="table-cell" style:parent-style-name="Default">
      <style:table-cell-properties fo:background-color="transparent" style:vertical-align="middle"/>
      <style:text-properties fo:color="#000080"/>
    </style:style>
    <style:style style:name="ce167" style:family="table-cell" style:parent-style-name="Default">
      <style:text-properties fo:color="#000080"/>
    </style:style>
    <style:style style:name="ce16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  <style:style style:name="T21" style:family="text">
      <style:text-properties fo:color="#000000" style:font-name-asian="Lucida Sans Unicode" style:font-name-complex="Tahoma2"/>
    </style:style>
    <style:style style:name="T22" style:family="text">
      <style:text-properties style:use-window-font-color="true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52">
            <text:p>52</text:p>
          </table:table-cell>
          <table:table-cell table:style-name="ce150" table:formula="of:=COUNTIF([.L$7:.L$732];[.$J2])" office:value-type="float" office:value="52">
            <text:p>52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6">
            <text:p>6</text:p>
          </table:table-cell>
          <table:table-cell table:style-name="ce150" table:formula="of:=COUNTIF([.L$7:.L$732];[.$J3])" office:value-type="float" office:value="6">
            <text:p>6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</text:span><text:span text:style-name="T5">app 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Update test case: after sign in, option auto login will be displayed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</text:span><text:span text:style-name="T19">with 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office:value-type="string">
            <text:p>Update test case: <text:a xlink:href="http://demo.platform.exo.org/">http:demo.platform.exo.org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8" office:value-type="string">
            <text:p><text:a xlink:href="https://jira.exoplatform.org/browse/TESTVN-5676">TESTVN-5676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8" office:value-type="string">
            <text:p><text:a xlink:href="https://jira.exoplatform.org/browse/FQA-64">FQA-64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8" office:value-type="string">
            <text:p><text:a xlink:href="https://jira.exoplatform.org/browse/FQA-64">FQA-64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8" office:value-type="string">
            <text:p><text:a xlink:href="https://jira.exoplatform.org/browse/FQA-64">FQA-64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9" office:value-type="string">
            <text:p><text:a xlink:href="https://jira.exoplatform.org/browse/TESTVN-5706">TESTVN-5706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  <text:p><text:span text:style-name="T8">- Touch on News again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Update: No need to touch on news again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>- Touch on Documents again</text:span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>- Touch on Apps again</text:span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</text:span><text:span text:style-name="T14">will be shown on top of application </text:span><text:span text:style-name="T14">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</text:span><text:span text:style-name="T5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21">- Alert message the characters do not </text:span><text:span text:style-name="T21">allowed </text:span></text:p>
            <text:p><text:span text:style-name="T22">- Come back to Documents list</text:span></text:p>
            <text:p><text:span text:style-name="T22">- New Folder is not 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office:value-type="string">
            <text:p>TESTVN-5685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8" office:value-type="string">
            <text:p><text:a xlink:href="https://jira.exoplatform.org/browse/TESTVN-5713">TESTVN-5713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Failed</text:p>
          </table:table-cell>
          <table:table-cell table:style-name="ce154" office:value-type="string">
            <text:p>Failed</text:p>
          </table:table-cell>
          <table:table-cell table:style-name="ce158" office:value-type="string">
            <text:p><text:a xlink:href="https://jira.exoplatform.org/browse/TESTVN-5713">TESTVN-5713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712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</text:span><text:span text:style-name="T14">If 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6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5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</text:span><text:span text:style-name="T13">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28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8/27/2012</text:date>, <text:time>16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7T16:51:36</dc:date>
    <meta:editing-cycles>316</meta:editing-cycles>
    <meta:editing-duration>P3DT21H49M55S</meta:editing-duration>
    <dc:creator>exoplatform </dc:creator>
    <meta:document-statistic meta:table-count="4" meta:cell-count="1948" meta:object-count="1"/>
    <meta:user-defined meta:name="Info 1"/>
    <meta:user-defined meta:name="Info 2"/>
    <meta:user-defined meta:name="Info 3"/>
    <meta:user-defined meta:name="Info 4"/>
  </office:meta>
</office:document-meta>
</file>